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 the heart of a dense, untouched rainforest, far from the reach of human civilization, lay a sanctuary known only to the creatures that inhabited it. This was a world where the wild thrived—a paradise where the delicate balance of nature was upheld by an unspoken code of harmony.</text:p>
      <text:p text:style-name="Standard"/>
      <text:p text:style-name="Standard">The sanctuary was home to a diverse array of animals, each with its own place in the intricate web of life. At dawn, the forest awakened to the calls of howler monkeys, whose cries echoed through the canopy like the voices of ancient spirits. The ground below was alive with the rustle of leaves as a family of tapirs foraged for food, their presence a silent testament to the forest's abundance.</text:p>
      <text:p text:style-name="Standard"/>
      <text:p text:style-name="Standard">High above, in the towering trees, a jaguar named Shadow prowled. She was the queen of this domain, her sleek, golden coat marked with rosettes that allowed her to blend seamlessly into the dappled light of the jungle. Shadow was a solitary hunter, her movements fluid and precise, her instincts honed by generations of survival. She ruled her territory with quiet strength, enforcing the natural order that kept the sanctuary in balanc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2T11:54:35.091983562</meta:creation-date>
    <dc:date>2024-08-12T11:57:15.007182932</dc:date>
    <meta:editing-duration>PT2M41S</meta:editing-duration>
    <meta:editing-cycles>1</meta:editing-cycles>
    <meta:document-statistic meta:table-count="0" meta:image-count="0" meta:object-count="0" meta:page-count="1" meta:paragraph-count="3" meta:word-count="193" meta:character-count="1115" meta:non-whitespace-character-count="926"/>
    <meta:generator>LibreOffice/7.6.2.1$Linux_X86_64 LibreOffice_project/60$Build-1</meta:generator>
  </office:meta>
</office:document-meta>
</file>